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6.8958in" fo:margin-left="0.0042in" table:align="left"/>
    </style:style>
    <style:style style:name="Table1.A" style:family="table-column">
      <style:table-column-properties style:column-width="0.6896in"/>
    </style:style>
    <style:style style:name="Table1.A1" style:family="table-cell">
      <style:table-cell-properties fo:padding="0.0194in" fo:border-left="0.75pt solid #808080" fo:border-right="none" fo:border-top="0.75pt solid #808080" fo:border-bottom="0.05pt solid #808080"/>
    </style:style>
    <style:style style:name="Table1.B1" style:family="table-cell">
      <style:table-cell-properties fo:padding="0.0194in" fo:border-left="0.05pt solid #808080" fo:border-right="none" fo:border-top="0.75pt solid #808080" fo:border-bottom="0.05pt solid #808080"/>
    </style:style>
    <style:style style:name="Table1.J1" style:family="table-cell">
      <style:table-cell-properties fo:padding="0.0194in" fo:border-left="0.05pt solid #808080" fo:border-right="0.75pt solid #808080" fo:border-top="0.75pt solid #808080" fo:border-bottom="0.05pt solid #808080"/>
    </style:style>
    <style:style style:name="Table1.A2" style:family="table-cell">
      <style:table-cell-properties fo:padding="0.0194in" fo:border-left="0.75pt solid #808080" fo:border-right="none" fo:border-top="none" fo:border-bottom="0.05pt solid #808080"/>
    </style:style>
    <style:style style:name="Table1.B2" style:family="table-cell">
      <style:table-cell-properties fo:padding="0.0194in" fo:border-left="0.05pt solid #808080" fo:border-right="none" fo:border-top="none" fo:border-bottom="0.05pt solid #808080"/>
    </style:style>
    <style:style style:name="Table1.J2" style:family="table-cell">
      <style:table-cell-properties fo:padding="0.0194in" fo:border-left="0.05pt solid #808080" fo:border-right="0.75pt solid #808080" fo:border-top="none" fo:border-bottom="0.05pt solid #808080"/>
    </style:style>
    <style:style style:name="Table1.A3" style:family="table-cell">
      <style:table-cell-properties fo:padding="0.0194in" fo:border-left="0.75pt solid #808080" fo:border-right="none" fo:border-top="none" fo:border-bottom="0.75pt solid #808080"/>
    </style:style>
    <style:style style:name="Table1.B3" style:family="table-cell">
      <style:table-cell-properties fo:padding="0.0194in" fo:border-left="0.05pt solid #808080" fo:border-right="none" fo:border-top="none" fo:border-bottom="0.75pt solid #808080"/>
    </style:style>
    <style:style style:name="Table1.J3" style:family="table-cell">
      <style:table-cell-properties fo:padding="0.0194in" fo:border-left="0.05pt solid #808080" fo:border-right="0.75pt solid #808080" fo:border-top="none" fo:border-bottom="0.75pt solid #808080"/>
    </style:style>
    <style:style style:name="Table2" style:family="table">
      <style:table-properties style:width="6.8958in" fo:margin-left="0.0042in" table:align="left"/>
    </style:style>
    <style:style style:name="Table2.A" style:family="table-column">
      <style:table-column-properties style:column-width="0.6896in"/>
    </style:style>
    <style:style style:name="Table2.A1" style:family="table-cell">
      <style:table-cell-properties fo:padding="0.0194in" fo:border-left="0.75pt solid #808080" fo:border-right="none" fo:border-top="0.75pt solid #808080" fo:border-bottom="0.75pt solid #808080"/>
    </style:style>
    <style:style style:name="Table2.B1" style:family="table-cell">
      <style:table-cell-properties fo:padding="0.0194in" fo:border-left="0.05pt solid #808080" fo:border-right="none" fo:border-top="0.75pt solid #808080" fo:border-bottom="0.75pt solid #808080"/>
    </style:style>
    <style:style style:name="Table2.J1" style:family="table-cell">
      <style:table-cell-properties fo:padding="0.0194in" fo:border-left="0.05pt solid #808080" fo:border-right="0.75pt solid #808080" fo:border-top="0.75pt solid #808080" fo:border-bottom="0.75pt solid #808080"/>
    </style:style>
    <style:style style:name="Table3" style:family="table">
      <style:table-properties style:width="6.8958in" fo:margin-left="0.0042in" table:align="left"/>
    </style:style>
    <style:style style:name="Table3.A" style:family="table-column">
      <style:table-column-properties style:column-width="0.6896in"/>
    </style:style>
    <style:style style:name="Table3.A1" style:family="table-cell">
      <style:table-cell-properties fo:padding="0.0194in" fo:border-left="0.75pt solid #808080" fo:border-right="none" fo:border-top="0.75pt solid #808080" fo:border-bottom="0.75pt solid #808080"/>
    </style:style>
    <style:style style:name="Table3.B1" style:family="table-cell">
      <style:table-cell-properties fo:padding="0.0194in" fo:border-left="0.05pt solid #808080" fo:border-right="none" fo:border-top="0.75pt solid #808080" fo:border-bottom="0.75pt solid #808080"/>
    </style:style>
    <style:style style:name="Table3.J1" style:family="table-cell">
      <style:table-cell-properties fo:padding="0.0194in" fo:border-left="0.05pt solid #808080" fo:border-right="0.75pt solid #808080" fo:border-top="0.75pt solid #808080" fo:border-bottom="0.75pt solid #808080"/>
    </style:style>
    <style:style style:name="P1" style:family="paragraph" style:parent-style-name="Text_20_body">
      <style:paragraph-properties style:shadow="none"/>
    </style:style>
    <style:style style:name="P2" style:family="paragraph" style:parent-style-name="Text_20_body">
      <style:paragraph-properties fo:margin-left="0in" fo:margin-right="0in" fo:text-indent="0.4898in" style:auto-text-indent="false"/>
    </style:style>
    <style:style style:name="P3" style:family="paragraph" style:parent-style-name="Text_20_body">
      <style:paragraph-properties fo:margin-left="0in" fo:margin-right="0in" fo:text-align="justify" style:justify-single-word="false" fo:text-indent="0.4898in" style:auto-text-indent="false"/>
    </style:style>
    <style:style style:name="P4" style:family="paragraph" style:parent-style-name="Text_20_body">
      <style:paragraph-properties fo:margin-left="0in" fo:margin-right="0in" fo:text-indent="0.4689in" style:auto-text-indent="false"/>
    </style:style>
    <style:style style:name="P5" style:family="paragraph" style:parent-style-name="Text_20_body">
      <style:paragraph-properties fo:margin-top="0in" fo:margin-bottom="0in"/>
    </style:style>
    <style:style style:name="P6" style:family="paragraph" style:parent-style-name="Text_20_body">
      <style:paragraph-properties fo:margin-top="0in" fo:margin-bottom="0.0799in" fo:text-align="start" style:justify-single-word="false" style:shadow="none"/>
    </style:style>
    <style:style style:name="P7" style:family="paragraph" style:parent-style-name="Table_20_Contents">
      <style:text-properties style:font-name="Times New Roman1" style:font-name-asian="Times New Roman1" style:font-name-complex="Times New Roman1"/>
    </style:style>
    <style:style style:name="P8" style:family="paragraph" style:parent-style-name="Standard">
      <style:paragraph-properties fo:margin-left="0in" fo:margin-right="0in" fo:text-indent="0.4898in" style:auto-text-indent="false"/>
    </style:style>
    <style:style style:name="P9" style:family="paragraph" style:parent-style-name="Standard">
      <style:paragraph-properties fo:margin-left="0in" fo:margin-right="0in" fo:text-align="justify" style:justify-single-word="false" fo:text-indent="0.4898in" style:auto-text-indent="false"/>
    </style:style>
    <style:style style:name="P10" style:family="paragraph" style:parent-style-name="Heading_20_1">
      <style:paragraph-properties fo:break-before="page"/>
    </style:style>
    <style:style style:name="P11" style:family="paragraph" style:parent-style-name="Preformatted_20_Text">
      <style:paragraph-properties fo:padding="0.0201in" fo:border="0.26pt solid #000000" style:shadow="none"/>
    </style:style>
    <style:style style:name="P12" style:family="paragraph" style:parent-style-name="Preformatted_20_Text" style:master-page-name="">
      <style:paragraph-properties style:page-number="auto" fo:padding="0.0201in" fo:border="0.26pt solid #000000" style:shadow="none"/>
    </style:style>
    <style:style style:name="P13" style:family="paragraph" style:parent-style-name="Preformatted_20_Text" style:master-page-name="">
      <style:paragraph-properties fo:margin-left="0in" fo:margin-right="0in" fo:text-align="justify" style:justify-single-word="false" fo:text-indent="0.4898in" style:auto-text-indent="false" style:page-number="auto" fo:padding="0.0201in" fo:border="0.26pt solid #000000" style:shadow="none"/>
    </style:style>
    <style:style style:name="P14" style:family="paragraph" style:parent-style-name="Preformatted_20_Text">
      <style:paragraph-properties fo:margin-left="0in" fo:margin-right="0in" fo:text-align="justify" style:justify-single-word="false" fo:text-indent="0.4898in" style:auto-text-indent="false" fo:padding="0.0201in" fo:border="0.26pt solid #000000" style:shadow="none"/>
    </style:style>
    <style:style style:name="P15" style:family="paragraph" style:parent-style-name="Preformatted_20_Text">
      <style:paragraph-properties fo:padding="0.0201in" fo:border-left="0.26pt solid #000000" fo:border-right="0.26pt solid #000000" fo:border-top="0.26pt solid #000000" fo:border-bottom="none" style:shadow="none"/>
    </style:style>
    <style:style style:name="P16" style:family="paragraph" style:parent-style-name="Preformatted_20_Text">
      <style:paragraph-properties fo:padding="0.0201in" fo:border-left="0.26pt solid #000000" fo:border-right="0.26pt solid #000000" fo:border-top="none" fo:border-bottom="0.26pt solid #000000" style:shadow="none"/>
    </style:style>
    <style:style style:name="P17" style:family="paragraph" style:parent-style-name="Preformatted_20_Text">
      <style:paragraph-properties fo:padding="0.0201in" fo:border-left="none" fo:border-right="none" fo:border-top="0.26pt solid #000000" fo:border-bottom="0.26pt solid #000000" style:shadow="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Drone Language</text:h>
      <text:p text:style-name="P8">Drone language is a stack-based imperative language.</text:p>
      <text:h text:style-name="Heading_20_5" text:outline-level="5">Data types</text:h>
      <text:p text:style-name="P8">The stack accepts three data types: integers, booleans, and flags.</text:p>
      <text:p text:style-name="P9">Integers can be used as arithmetic operands or parameters of the functions. Booleans are subject to stack manipulation operations and as parameter for conditional jump operators. Flags are subject to stack manipulation operations and parameters for special functions which check is the flag is of the expected kind and leave boolean true or false on the stack.</text:p>
      <text:h text:style-name="Heading_20_5" text:outline-level="5">Language syntax</text:h>
      <text:p text:style-name="P9">A program consists of "words" separated by white space. A word is a sequence of arbitrary characters (except white space). E.g., each of the following lines contains exactly one word:</text:p>
      <text:p text:style-name="P11"><text:s text:c="5"/>word</text:p>
      <text:p text:style-name="P11"><text:s text:c="5"/>!@#$%^&amp;*()</text:p>
      <text:p text:style-name="P11"><text:s text:c="5"/>1234567890</text:p>
      <text:p text:style-name="P11"><text:s text:c="5"/>5!a</text:p>
      <text:p text:style-name="P8"/>
      <text:p text:style-name="P9">Each word read from the source code is either comment, integer, boolean, call to a user defined function, label, variable, or <text:s/>keyword</text:p>
      <text:h text:style-name="Heading_20_5" text:outline-level="5">Keywords</text:h>
      <text:p text:style-name="P1">Keywords are case insensitive (dup is the same as Dup or DUP). Here is the list of known keywords:</text:p>
      <table:table table:name="Table1" table:style-name="Table1">
        <table:table-column table:style-name="Table1.A" table:number-columns-repeated="10"/>
        <table:table-row>
          <table:table-cell table:style-name="Table1.A1" office:value-type="string">
            <text:p text:style-name="Table_20_Contents">dup</text:p>
          </table:table-cell>
          <table:table-cell table:style-name="Table1.B1" office:value-type="string">
            <text:p text:style-name="Table_20_Contents">drop</text:p>
          </table:table-cell>
          <table:table-cell table:style-name="Table1.B1" office:value-type="string">
            <text:p text:style-name="Table_20_Contents">dropall</text:p>
          </table:table-cell>
          <table:table-cell table:style-name="Table1.B1" office:value-type="string">
            <text:p text:style-name="Table_20_Contents">swap</text:p>
          </table:table-cell>
          <table:table-cell table:style-name="Table1.B1" office:value-type="string">
            <text:p text:style-name="Table_20_Contents">over</text:p>
          </table:table-cell>
          <table:table-cell table:style-name="Table1.B1" office:value-type="string">
            <text:p text:style-name="Table_20_Contents">rot</text:p>
          </table:table-cell>
          <table:table-cell table:style-name="Table1.B1" office:value-type="string">
            <text:p text:style-name="Table_20_Contents">read</text:p>
          </table:table-cell>
          <table:table-cell table:style-name="Table1.B1" office:value-type="string">
            <text:p text:style-name="Table_20_Contents">store</text:p>
          </table:table-cell>
          <table:table-cell table:style-name="Table1.B1" office:value-type="string">
            <text:p text:style-name="Table_20_Contents">jump</text:p>
          </table:table-cell>
          <table:table-cell table:style-name="Table1.J1" office:value-type="string">
            <text:p text:style-name="Table_20_Contents">jumpif</text:p>
          </table:table-cell>
        </table:table-row>
        <table:table-row>
          <table:table-cell table:style-name="Table1.A2" office:value-type="string">
            <text:p text:style-name="Table_20_Contents">move</text:p>
          </table:table-cell>
          <table:table-cell table:style-name="Table1.B2" office:value-type="string">
            <text:p text:style-name="Table_20_Contents">stop</text:p>
          </table:table-cell>
          <table:table-cell table:style-name="Table1.B2" office:value-type="string">
            <text:p text:style-name="Table_20_Contents">shoot</text:p>
          </table:table-cell>
          <table:table-cell table:style-name="Table1.B2" office:value-type="string">
            <text:p text:style-name="Table_20_Contents">look</text:p>
          </table:table-cell>
          <table:table-cell table:style-name="Table1.B2" office:value-type="string">
            <text:p text:style-name="Table_20_Contents">wait</text:p>
          </table:table-cell>
          <table:table-cell table:style-name="Table1.B2" office:value-type="string">
            <text:p text:style-name="Table_20_Contents">gethealth</text:p>
          </table:table-cell>
          <table:table-cell table:style-name="Table1.B2" office:value-type="string">
            <text:p text:style-name="Table_20_Contents">random</text:p>
          </table:table-cell>
          <table:table-cell table:style-name="Table1.B2" office:value-type="string">
            <text:p text:style-name="Table_20_Contents"/>
          </table:table-cell>
          <table:table-cell table:style-name="Table1.B2" office:value-type="string">
            <text:p text:style-name="Table_20_Contents"/>
          </table:table-cell>
          <table:table-cell table:style-name="Table1.J2" office:value-type="string">
            <text:p text:style-name="Table_20_Contents"/>
          </table:table-cell>
        </table:table-row>
        <table:table-row>
          <table:table-cell table:style-name="Table1.A3" office:value-type="string">
            <text:p text:style-name="Table_20_Contents">isfoe</text:p>
          </table:table-cell>
          <table:table-cell table:style-name="Table1.B3" office:value-type="string">
            <text:p text:style-name="Table_20_Contents">isally</text:p>
          </table:table-cell>
          <table:table-cell table:style-name="Table1.B3" office:value-type="string">
            <text:p text:style-name="Table_20_Contents">iswall</text:p>
          </table:table-cell>
          <table:table-cell table:style-name="Table1.B3" office:value-type="string">
            <text:p text:style-name="Table_20_Contents">isend</text:p>
          </table:table-cell>
          <table:table-cell table:style-name="Table1.B3" office:value-type="string">
            <text:p text:style-name="Table_20_Contents">and</text:p>
          </table:table-cell>
          <table:table-cell table:style-name="Table1.B3" office:value-type="string">
            <text:p text:style-name="Table_20_Contents">or</text:p>
          </table:table-cell>
          <table:table-cell table:style-name="Table1.B3" office:value-type="string">
            <text:p text:style-name="Table_20_Contents">not</text:p>
          </table:table-cell>
          <table:table-cell table:style-name="Table1.B3" office:value-type="string">
            <text:p text:style-name="Table_20_Contents">true</text:p>
          </table:table-cell>
          <table:table-cell table:style-name="Table1.B3" office:value-type="string">
            <text:p text:style-name="Table_20_Contents">false</text:p>
          </table:table-cell>
          <table:table-cell table:style-name="Table1.J3" office:value-type="string">
            <text:p text:style-name="Table_20_Contents"/>
          </table:table-cell>
        </table:table-row>
        <table:table-row>
          <table:table-cell table:style-name="Table1.A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text:p>
          </table:table-cell>
          <table:table-cell table:style-name="Table1.B3" office:value-type="string">
            <text:p text:style-name="Table_20_Contents">mod</text:p>
          </table:table-cell>
          <table:table-cell table:style-name="Table1.B3" office:value-type="string">
            <text:p text:style-name="Table_20_Contents">^</text:p>
          </table:table-cell>
          <table:table-cell table:style-name="Table1.B3" office:value-type="string">
            <text:p text:style-name="Table_20_Contents">&lt;</text:p>
          </table:table-cell>
          <table:table-cell table:style-name="Table1.B3" office:value-type="string">
            <text:p text:style-name="Table_20_Contents">&gt;</text:p>
          </table:table-cell>
          <table:table-cell table:style-name="Table1.B3" office:value-type="string">
            <text:p text:style-name="P7">=</text:p>
          </table:table-cell>
          <table:table-cell table:style-name="Table1.J3" office:value-type="string">
            <text:p text:style-name="Table_20_Contents"/>
          </table:table-cell>
        </table:table-row>
      </table:table>
      <text:p text:style-name="P1">All of these keywords represent one operation. Operations are taking some values from the stack and possibly leaving some other values on the stack.</text:p>
      <text:p text:style-name="P1">The next two keywords are non-executable. They allow player to define his or her own function:</text:p>
      <table:table table:name="Table2" table:style-name="Table2">
        <table:table-column table:style-name="Table2.A" table:number-columns-repeated="10"/>
        <table:table-row>
          <table:table-cell table:style-name="Table2.A1" office:value-type="string">
            <text:p text:style-name="Table_20_Contents">sub</text:p>
          </table:table-cell>
          <table:table-cell table:style-name="Table2.B1" office:value-type="string">
            <text:p text:style-name="Table_20_Contents">endSub</text:p>
          </table:table-cell>
          <table:table-cell table:style-name="Table2.B1" office:value-type="string">
            <text:p text:style-name="Table_20_Contents"/>
          </table:table-cell>
          <table:table-cell table:style-name="Table2.B1" office:value-type="string">
            <text:p text:style-name="Table_20_Contents"/>
          </table:table-cell>
          <table:table-cell table:style-name="Table2.B1" office:value-type="string">
            <text:p text:style-name="Table_20_Contents"/>
          </table:table-cell>
          <table:table-cell table:style-name="Table2.B1" office:value-type="string">
            <text:p text:style-name="Table_20_Contents"/>
          </table:table-cell>
          <table:table-cell table:style-name="Table2.B1" office:value-type="string">
            <text:p text:style-name="Table_20_Contents"/>
          </table:table-cell>
          <table:table-cell table:style-name="Table2.B1" office:value-type="string">
            <text:p text:style-name="Table_20_Contents"/>
          </table:table-cell>
          <table:table-cell table:style-name="Table2.B1" office:value-type="string">
            <text:p text:style-name="Table_20_Contents"/>
          </table:table-cell>
          <table:table-cell table:style-name="Table2.J1" office:value-type="string">
            <text:p text:style-name="Table_20_Contents"/>
          </table:table-cell>
        </table:table-row>
      </table:table>
      <text:p text:style-name="Text_20_body">The third set of keywords are added for convenience:</text:p>
      <table:table table:name="Table3" table:style-name="Table3">
        <table:table-column table:style-name="Table3.A" table:number-columns-repeated="10"/>
        <table:table-row>
          <table:table-cell table:style-name="Table3.A1" office:value-type="string">
            <text:p text:style-name="Table_20_Contents">if</text:p>
          </table:table-cell>
          <table:table-cell table:style-name="Table3.B1" office:value-type="string">
            <text:p text:style-name="Table_20_Contents">else</text:p>
          </table:table-cell>
          <table:table-cell table:style-name="Table3.B1" office:value-type="string">
            <text:p text:style-name="Table_20_Contents">endIf</text:p>
          </table:table-cell>
          <table:table-cell table:style-name="Table3.B1" office:value-type="string">
            <text:p text:style-name="Table_20_Contents">begin</text:p>
          </table:table-cell>
          <table:table-cell table:style-name="Table3.B1" office:value-type="string">
            <text:p text:style-name="Table_20_Contents">again</text:p>
          </table:table-cell>
          <table:table-cell table:style-name="Table3.B1" office:value-type="string">
            <text:p text:style-name="Table_20_Contents">leave</text:p>
          </table:table-cell>
          <table:table-cell table:style-name="Table3.B1" office:value-type="string">
            <text:p text:style-name="Table_20_Contents"/>
          </table:table-cell>
          <table:table-cell table:style-name="Table3.B1" office:value-type="string">
            <text:p text:style-name="Table_20_Contents"/>
          </table:table-cell>
          <table:table-cell table:style-name="Table3.B1" office:value-type="string">
            <text:p text:style-name="Table_20_Contents"/>
          </table:table-cell>
          <table:table-cell table:style-name="Table3.J1" office:value-type="string">
            <text:p text:style-name="Table_20_Contents"/>
          </table:table-cell>
        </table:table-row>
      </table:table>
      <text:p text:style-name="Text_20_body">These keywords describe control structures (conditional branching and loops) but they not commands recognized by the game engine. The compiler transforms these control structures into sets of labels and jumps before passing the program to the engine.</text:p>
      <text:h text:style-name="Heading_20_5" text:outline-level="5">Names</text:h>
      <text:p text:style-name="P3">“Names” are single words which start with a letter, followed by any number of letters, digits, and '_' (underscore) symbols. Names are used for naming labels, variables and user functions.</text:p>
      <text:p text:style-name="P3">Unlike keywords, names are case sensitive.</text:p>
      <text:h text:style-name="Heading_20_5" text:outline-level="5"><text:soft-page-break/>Comments</text:h>
      <text:p text:style-name="P9">Comments can be single- or multi-line.</text:p>
      <text:p text:style-name="P9">The single line comments start with a word // and continue to the end of the line. E.g. each of the following lines contains a comment:</text:p>
      <text:p text:style-name="P12"><text:tab/>// whole line can be a comment</text:p>
      <text:p text:style-name="P11"><text:tab/>2 2 <text:s/>+ // or comment can start after some compilable words</text:p>
      <text:p text:style-name="P11"><text:tab/>// any word appeared after // is still a comment</text:p>
      <text:p text:style-name="P9">The multi-line comments start with a word /* and continue to the next <text:s/>*/. Comments can not be nested:</text:p>
      <text:p text:style-name="P13">/* here are some </text:p>
      <text:p text:style-name="P14"><text:s text:c="3"/>good comments */</text:p>
      <text:p text:style-name="P14"/>
      <text:p text:style-name="P14">/* we can have stray /* inside </text:p>
      <text:p text:style-name="P14"><text:s text:c="3"/>the mulit-line comment */</text:p>
      <text:p text:style-name="P14"><text:s text:c="3"/>but this line is no longer a comment */</text:p>
      <text:h text:style-name="Heading_20_5" text:outline-level="5">Integers</text:h>
      <text:p text:style-name="P8">Integer is a word which consists solely from characters 0-9.</text:p>
      <text:p text:style-name="P15"><text:tab/>123 <text:s text:c="11"/>// one integer</text:p>
      <text:p text:style-name="P16"><text:tab/>1 2 3 <text:s text:c="9"/>// three integers</text:p>
      <text:p text:style-name="P8">These words put the specified integer directly on the stack.</text:p>
      <text:h text:style-name="Heading_20_5" text:outline-level="5">Booleans</text:h>
      <text:p text:style-name="P9">Booleans are two words "true" and "false" which represent the logical values and are subject to logical operations and conditional jumps.</text:p>
      <text:h text:style-name="Heading_20_5" text:outline-level="5">Flags</text:h>
      <text:p text:style-name="P9">Flags are a game specific type. They are produced by the <text:span text:style-name="T1">look</text:span> function and explain what the drone sees. There are four such flags: Foe, Ally, Wall, and End. These flags can be checked by special functions: isFoe, isAlly, isWall, and isEnd. They can be stored in variables and are subject to stack manipulation. The flags cannot be operands for arithmetic or logic operations.</text:p>
      <text:h text:style-name="Heading_20_5" text:outline-level="5">User functions</text:h>
      <text:p text:style-name="P3">User functions are marked with a word <text:span text:style-name="T1">sub</text:span><text:span text:style-name="T2">, followed by the name.</text:span> Functions does not have a specific arguments, they inherit a full access to the stack and can manipulate its contents without restrictions. The result of the function is also left on the stack once the function ends. End of the function is marked with a single word <text:span text:style-name="T1">endSub</text:span>.</text:p>
      <text:p text:style-name="P11"><text:tab/>sub foo these words a body of a function endsub</text:p>
      <text:p text:style-name="P11"><text:tab/>sub myAdd + endsub</text:p>
      <text:p text:style-name="P4">The first example defines a function named "foo" with some arbitrary words and the second example defines an alias "myAdd" for a simple arithmetic operation.</text:p>
      <text:p text:style-name="P4">The call to the previously defined function is just its name. E.g. the next two lines will do exactly the same:</text:p>
      <text:p text:style-name="P15"><text:s text:c="5"/>2 2 +</text:p>
      <text:p text:style-name="P16"><text:s text:c="5"/>2 2 myAdd</text:p>
      <text:p text:style-name="P9">Functions cannot have sub-functions. For example, the next line shows an illegal code:</text:p>
      <text:p text:style-name="P11"><text:s text:c="5"/>sub foo 1 2 sub bar 3 4 endsub endsub</text:p>
      <text:h text:style-name="Heading_20_5" text:outline-level="5"><text:soft-page-break/>Labels</text:h>
      <text:p text:style-name="P9">Labels are a ended with colon:</text:p>
      <text:p text:style-name="P11"><text:tab/>this_is_label:</text:p>
      <text:p text:style-name="P11"><text:tab/>this-is/garbage:</text:p>
      <text:p text:style-name="P11"><text:tab/>123456: // also not a label</text:p>
      <text:p text:style-name="P9">Of course, the wight-space character splits any sequence of characters into sequence of words and the next line will be understood as four words and a label with the name 'label':</text:p>
      <text:p text:style-name="P11"><text:tab/>this is not a label:</text:p>
      <text:p text:style-name="P8"/>
      <text:p text:style-name="P9">Labels visibility are restricted to the function. For example:</text:p>
      <text:p text:style-name="P11"><text:s text:c="5"/>:foo 2 lbl1: 2 + lbl1&gt; : lbl2: lbl1?</text:p>
      <text:p text:style-name="P2">Here, label lbl1 is defined inside a function foo and jump to it is allowed. The label lbl2 is defined in the main program and jump to it is allowed from any where from the main program, but not from the inside of user defined function. Conversely, the conditional jump to lbl1 will fail since the label is defined inside of the function, but the jump is attempted from the main program.</text:p>
      <text:h text:style-name="Heading_20_5" text:outline-level="5">Jumps</text:h>
      <text:p text:style-name="Text_20_body">Operation "unconditional jump to the label" is marked by adding, "jump" to the name. The next line shows an unconditional jump to the label defined in the previous example:</text:p>
      <text:p text:style-name="P17"><text:s text:c="3"/><text:tab/>this_is_label jump</text:p>
      <text:p text:style-name="Text_20_body">Conditional jump (marked <text:span text:style-name="T1">jumpIf</text:span>) checks the top of the stack first, if there was a <text:span text:style-name="T1">true</text:span> value, then the jump happens, if there was a <text:span text:style-name="T1">false</text:span> value, then jump does not happen and the execution is passed to the next operation after <text:span text:style-name="T1">jumpif</text:span>.</text:p>
      <text:h text:style-name="Heading_20_5" text:outline-level="5">Variables</text:h>
      <text:p text:style-name="P9">Variables are names which are directly followed by words "store" or "read". The first one take the top of the stack and stores it into the variable (creating the variable in the process if necessary). The second one reads variable and puts its contents on the stack. For example, if you need to store top value in the variable and leave it on the stack for the future use, you can do this:</text:p>
      <text:p text:style-name="P11"><text:s text:c="5"/>abc store abc read</text:p>
      <text:h text:style-name="Heading_20_5" text:outline-level="5">Operators</text:h>
      <text:p text:style-name="P9">Operators are always take some number of values from the stack and return some values back on the stack</text:p>
      <text:h text:style-name="Heading_20_10" text:outline-level="10">Arithmetic operators:</text:h>
      <text:p text:style-name="Preformatted_20_Text"><text:s/>+ <text:s text:c="10"/>a b -&gt; (a + b)</text:p>
      <text:p text:style-name="Preformatted_20_Text"><text:s/>- <text:s text:c="10"/>a b -&gt; (a - b)</text:p>
      <text:p text:style-name="Preformatted_20_Text"><text:s/>* <text:s text:c="10"/>a b -&gt; (a * b)</text:p>
      <text:p text:style-name="Preformatted_20_Text"><text:s/>/ <text:s text:c="10"/>a b -&gt; (a / b)</text:p>
      <text:p text:style-name="Preformatted_20_Text"><text:s/>mod <text:s text:c="8"/>a b -&gt; (a mod b)</text:p>
      <text:p text:style-name="Preformatted_20_Text"><text:s/>^ <text:s text:c="10"/>a b -&gt; (a ^ b)</text:p>
      <text:h text:style-name="Heading_20_10" text:outline-level="10">Logic operators:</text:h>
      <text:p text:style-name="Preformatted_20_Text"><text:s/>and <text:s text:c="8"/>a b -&gt; (a and b)</text:p>
      <text:p text:style-name="Preformatted_20_Text"><text:s/>or <text:s text:c="9"/>a b -&gt; (a or b)</text:p>
      <text:p text:style-name="Preformatted_20_Text"><text:s/>not <text:s text:c="8"/>a <text:s text:c="2"/>-&gt; (not a)</text:p>
      <text:h text:style-name="Heading_20_10" text:outline-level="10"><text:soft-page-break/>Logic constants</text:h>
      <text:p text:style-name="Preformatted_20_Text"><text:s/>true <text:s text:c="11"/>-&gt; true</text:p>
      <text:p text:style-name="Preformatted_20_Text"><text:s/>false <text:s text:c="10"/>-&gt; false</text:p>
      <text:h text:style-name="Heading_20_10" text:outline-level="10">Conditions:</text:h>
      <text:p text:style-name="Preformatted_20_Text"><text:s/>= <text:s text:c="10"/>a b -&gt; (a = b)</text:p>
      <text:p text:style-name="Preformatted_20_Text"><text:s/>&lt; <text:s text:c="10"/>a b -&gt; (a &lt; b)</text:p>
      <text:p text:style-name="Preformatted_20_Text"><text:s/>&gt; <text:s text:c="10"/>a b -&gt; (a &gt; b)</text:p>
      <text:h text:style-name="Heading_20_10" text:outline-level="10">Stack manipulation:</text:h>
      <text:p text:style-name="Preformatted_20_Text"><text:s/>drop <text:s text:c="5"/>a b c -&gt; a b</text:p>
      <text:p text:style-name="Preformatted_20_Text"><text:s/>dropall <text:s text:c="2"/>a b c -&gt;</text:p>
      <text:p text:style-name="Preformatted_20_Text"><text:s/>dup <text:s text:c="6"/>a b c -&gt; a b c c</text:p>
      <text:p text:style-name="Preformatted_20_Text"><text:s/>swap <text:s text:c="5"/>a b c -&gt; a c b</text:p>
      <text:p text:style-name="Preformatted_20_Text"><text:s/>over <text:s text:c="5"/>a b c -&gt; a b c b</text:p>
      <text:p text:style-name="Preformatted_20_Text"><text:s/>rot <text:s text:c="6"/>a b c -&gt; b c a</text:p>
      <text:h text:style-name="Heading_20_10" text:outline-level="10">Game specific operators:</text:h>
      <text:p text:style-name="Preformatted_20_Text"><text:s/>move <text:s text:c="2"/>direction -&gt;</text:p>
      <text:p text:style-name="Text_20_body">Start moving in the specified direction</text:p>
      <text:p text:style-name="Preformatted_20_Text"><text:s/>stop <text:s text:c="11"/>-&gt;</text:p>
      <text:p text:style-name="Text_20_body">Stop moving</text:p>
      <text:p text:style-name="Preformatted_20_Text"><text:s/>shoot <text:s/>distance direction -&gt; bool</text:p>
      <text:p text:style-name="P5">Shoot in the specified direction. Projectile will explode after traveling the specified distance. Returns boolean value:</text:p>
      <text:p text:style-name="P6">true <text:s/>= shooting was successful and projectile is on its way<text:line-break/><text:tab/>false = cannon did not have enough time to cool-down</text:p>
      <text:p text:style-name="Preformatted_20_Text"><text:s/>look <text:s text:c="2"/>direction -&gt; END dist-1 dir-1 type-1 [... dist-n dir-n type-n ]</text:p>
      <text:p text:style-name="Text_20_body">Look for other drones and walls in the specified direction. Returns one or more triplets (distance direction type) which represent distance to the object, the exact direction to the object and type of the object. Type of the object is a flag from the set: FOE, ALLY, WALL. Under the last triplets there would be a special flag END.</text:p>
      <text:p text:style-name="Preformatted_20_Text"><text:s/>isFoe <text:s/>flag -&gt; bool</text:p>
      <text:p text:style-name="Text_20_body">Checks is the top of the stack contains a flag FOE and returns corresponding boolean value.</text:p>
      <text:p text:style-name="Preformatted_20_Text"><text:s/>isAlly <text:s/>flag -&gt; bool</text:p>
      <text:p text:style-name="Text_20_body">Checks is the top of the stack contains a flag ALLY and returns corresponding boolean value.</text:p>
      <text:p text:style-name="Preformatted_20_Text"><text:s/>isWall <text:s/>flag -&gt; bool</text:p>
      <text:p text:style-name="Text_20_body">Checks is the top of the stack contains a flag WALL and returns corresponding boolean value.</text:p>
      <text:p text:style-name="Preformatted_20_Text"><text:s/>isEnd <text:s/>flag -&gt; bool</text:p>
      <text:p text:style-name="Text_20_body">Checks is the top of the stack contains a flag END and returns corresponding boolean value.</text:p>
      <text:p text:style-name="Preformatted_20_Text"><text:s/>wait <text:s text:c="2"/>ticks -&gt;</text:p>
      <text:p text:style-name="Text_20_body">Do nothing for specified number of ticks.</text:p>
      <text:p text:style-name="Preformatted_20_Text"><text:s/>getHealth <text:s text:c="3"/>-&gt; health</text:p>
      <text:p text:style-name="Text_20_body">Put current drone's health on the stack</text:p>
      <text:p text:style-name="Preformatted_20_Text"><text:s/>random <text:s text:c="4"/>a b -&gt; r</text:p>
      <text:p text:style-name="Text_20_body">Make a random integer in the range [a,b] (inclusive) and return it.</text:p>
      <text:h text:style-name="Heading_20_5" text:outline-level="5"><text:soft-page-break/>Convenience control structures</text:h>
      <text:p text:style-name="Text_20_body">All operators and game-specific commands described in previous sections are executed directly by the game engine and take one tick to perform. The next set of commands added for convenience. They are compiled by the translator into several simple operators and can take any number of additional ticks to complete. </text:p>
      <text:h text:style-name="Heading_20_10" text:outline-level="10">Conditions</text:h>
      <text:p text:style-name="Text_20_body">Conditional branching is done by the keywords <text:span text:style-name="T1">if</text:span>, <text:span text:style-name="T1">else</text:span><text:span text:style-name="T2">, and </text:span><text:span text:style-name="T1">endif</text:span><text:span text:style-name="T2">.</text:span> The stack should contain a Boolean value before the <text:span text:style-name="T1">if</text:span>. If this value is <text:span text:style-name="T1">true</text:span>, then the set of command which follows directly after the <text:span text:style-name="T1">if</text:span> would be executed. If the value is <text:span text:style-name="T1">false</text:span>, then execution jumps to the set of commands after the keyword <text:span text:style-name="T1">else.</text:span> Or to the command which follows <text:span text:style-name="T1">endif</text:span>, if the <text:span text:style-name="T1">else</text:span> keyword is omitted. Nested <text:span text:style-name="T1">if</text:span> branching is allowed. For example, shoot if the top of the stack contains the description of the enemy drone </text:p>
      <text:p text:style-name="P17"><text:s/><text:tab/>isFoe if shoot endif</text:p>
      <text:p text:style-name="Text_20_body">This code will be transformed by compiler into:</text:p>
      <text:p text:style-name="P17"><text:tab/>isfoe not label jumpif shoot label:</text:p>
      <text:h text:style-name="Heading_20_10" text:outline-level="10">Endless loop</text:h>
      <text:p text:style-name="Text_20_body">The endless loop is the most simple one, it is defined by keywords <text:span text:style-name="T1">begin </text:span>and <text:span text:style-name="T1">again</text:span>:</text:p>
      <text:p text:style-name="P17"><text:tab/>begin 100 500 random 0 360 random shoot again</text:p>
      <text:p text:style-name="Text_20_body">This will make the drone to shoot endlessly to a random distance in a random direction. This code is converted into a simple:</text:p>
      <text:p text:style-name="P17"><text:tab/>label: 100 500 random 0 360 random shoot label jump</text:p>
      <text:h text:style-name="Heading_20_10" text:outline-level="10">Conditional loop</text:h>
      <text:p text:style-name="Text_20_body">Conditional loops are defined by the same <text:span text:style-name="T1">begin </text:span>and <text:span text:style-name="T1">again</text:span> keywords. Addition of the <text:span text:style-name="T1">leave</text:span> keyword allows to leave the endless loop if top of the stack is <text:span text:style-name="T1">true</text:span> when execution reach the <text:span text:style-name="T1">leave </text:span>keyword. For example, the cleanup after the <text:span text:style-name="T1">look</text:span> command can be like this:</text:p>
      <text:p text:style-name="P17"><text:tab/>begin isEnd leave drop drop again</text:p>
      <text:p text:style-name="Text_20_body">This is code will be compiled into</text:p>
      <text:p text:style-name="P17"><text:tab/>label_start: isend jumpif label_end drop drop label_start jump label_end:</text:p>
      <text:p text:style-name="Text_20_body">The <text:span text:style-name="T1">leave</text:span> keyword can appear anywhere inside the <text:span text:style-name="T1">begin-again</text:span> block, this allows to create loops with post-conditions or even with several conditions in the middle of the block:</text:p>
      <text:p text:style-name="P17"><text:tab/>look begin dup isfoe if shoot endif isend leave drop drop again</text:p>
      <text:p text:style-name="Text_20_body">Both types of loops can be n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0:38:54.10</meta:creation-date>
    <meta:document-statistic meta:table-count="3" meta:image-count="0" meta:object-count="0" meta:page-count="5" meta:paragraph-count="0" meta:word-count="1743" meta:character-count="9820" meta:non-whitespace-character-count="7929"/>
    <dc:date>2012-12-05T10:39:13.82</dc:date>
    <meta:editing-duration>PT19S</meta:editing-duration>
    <meta:editing-cycles>1</meta:editing-cycles>
    <meta:generator>LibreOffice/3.4$Win32 LibreOffice_project/340m1$Build-103</meta:generator>
  </office:meta>
</office:document-meta>
</file>